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11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sim_result_baseline_1ns_Combined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10" calcext:value-type="float">
            <text:p>10</text:p>
          </table:table-cell>
          <table:table-cell table:style-name="ce2" table:formula="of:=IF([.E1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:.K1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50" calcext:value-type="float">
            <text:p>50</text:p>
          </table:table-cell>
          <table:table-cell table:style-name="ce2" table:formula="of:=IF([.E2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:.K2];&quot;False&quot;)" office:value-type="float" office:value="4" calcext:value-type="float">
            <text:p>4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:.K3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4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4:.K4];&quot;False&quot;)" office:value-type="float" office:value="4" calcext:value-type="float">
            <text:p>4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5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5:.K5];&quot;False&quot;)" office:value-type="float" office:value="3" calcext:value-type="float">
            <text:p>3</text:p>
          </table:table-cell>
          <table:table-cell table:style-name="ce3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:.K6];&quot;False&quot;)"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:.K7];&quot;False&quot;)" office:value-type="float" office:value="1" calcext:value-type="float">
            <text:p>1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:.K8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:.K9];&quot;False&quot;)" office:value-type="float" office:value="1" calcext:value-type="float">
            <text:p>1</text:p>
          </table:table-cell>
          <table:table-cell table:style-name="ce3" office:value-type="string" calcext:value-type="string">
            <text:p>False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10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0:.K10];&quot;False&quot;)" office:value-type="float" office:value="3" calcext:value-type="float">
            <text:p>3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1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:.K11];&quot;False&quot;)" office:value-type="float" office:value="1" calcext:value-type="float">
            <text:p>1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1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:.K12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10" calcext:value-type="float">
            <text:p>10</text:p>
          </table:table-cell>
          <table:table-cell table:style-name="ce2" table:formula="of:=IF([.E1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3:.K13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50" calcext:value-type="float">
            <text:p>50</text:p>
          </table:table-cell>
          <table:table-cell table:style-name="ce2" table:formula="of:=IF([.E14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4:.K14];&quot;False&quot;)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15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5:.K15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16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6:.K16];&quot;False&quot;)" office:value-type="float" office:value="4" calcext:value-type="float">
            <text:p>4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1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7:.K17];&quot;False&quot;)" office:value-type="float" office:value="2" calcext:value-type="float">
            <text:p>2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1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8:.K18];&quot;False&quot;)" office:value-type="float" office:value="2" calcext:value-type="float">
            <text:p>2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1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9:.K19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2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20:.K20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2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21:.K21];&quot;False&quot;)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2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22:.K22];&quot;False&quot;)" office:value-type="float" office:value="1" calcext:value-type="float">
            <text:p>1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2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23:.K23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2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24:.K24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10" calcext:value-type="float">
            <text:p>10</text:p>
          </table:table-cell>
          <table:table-cell table:style-name="ce2" table:formula="of:=IF([.E25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5:.K25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50" calcext:value-type="float">
            <text:p>50</text:p>
          </table:table-cell>
          <table:table-cell table:style-name="ce2" table:formula="of:=IF([.E26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6:.K26];&quot;False&quot;)" office:value-type="float" office:value="4" calcext:value-type="float">
            <text:p>4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2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27:.K27];&quot;False&quot;)" office:value-type="float" office:value="2" calcext:value-type="float">
            <text:p>2</text:p>
          </table:table-cell>
          <table:table-cell table:style-name="ce3" office:value-type="string" calcext:value-type="string">
            <text:p>False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2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28:.K28];&quot;False&quot;)" office:value-type="float" office:value="2" calcext:value-type="float">
            <text:p>2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29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9:.K29];&quot;False&quot;)" office:value-type="float" office:value="3" calcext:value-type="float">
            <text:p>3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3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30:.K30];&quot;False&quot;)" office:value-type="float" office:value="2" calcext:value-type="float">
            <text:p>2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3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31:.K31];&quot;False&quot;)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3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32:.K32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3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33:.K33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3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34:.K34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3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35:.K35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3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36:.K36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10" calcext:value-type="float">
            <text:p>10</text:p>
          </table:table-cell>
          <table:table-cell table:style-name="ce2" table:formula="of:=IF([.E37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7:.K37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50" calcext:value-type="float">
            <text:p>50</text:p>
          </table:table-cell>
          <table:table-cell table:style-name="ce2" table:formula="of:=IF([.E38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8:.K38];&quot;False&quot;)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39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9:.K39];&quot;False&quot;)" office:value-type="float" office:value="4" calcext:value-type="float">
            <text:p>4</text:p>
          </table:table-cell>
          <table:table-cell table:style-name="ce3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4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0:.K40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4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1:.K41];&quot;False&quot;)" office:value-type="float" office:value="2" calcext:value-type="float">
            <text:p>2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4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2:.K42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4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3:.K43];&quot;False&quot;)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4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4:.K44];&quot;False&quot;)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4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5:.K45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4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6:.K46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4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7:.K47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4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8:.K48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10" calcext:value-type="float">
            <text:p>10</text:p>
          </table:table-cell>
          <table:table-cell table:style-name="ce2" table:formula="of:=IF([.E49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49:.K49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50" calcext:value-type="float">
            <text:p>50</text:p>
          </table:table-cell>
          <table:table-cell table:style-name="ce2" table:formula="of:=IF([.E50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50:.K50];&quot;False&quot;)" office:value-type="float" office:value="4" calcext:value-type="float">
            <text:p>4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51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51:.K51];&quot;False&quot;)" office:value-type="float" office:value="3" calcext:value-type="float">
            <text:p>3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5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2:.K52];&quot;False&quot;)"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5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3:.K53];&quot;False&quot;)" office:value-type="float" office:value="1" calcext:value-type="float">
            <text:p>1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5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4:.K54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5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5:.K55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5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6:.K56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5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7:.K57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5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8:.K58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5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9:.K59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6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0:.K60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10" calcext:value-type="float">
            <text:p>10</text:p>
          </table:table-cell>
          <table:table-cell table:style-name="ce2" table:formula="of:=IF([.E61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61:.K61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50" calcext:value-type="float">
            <text:p>50</text:p>
          </table:table-cell>
          <table:table-cell table:style-name="ce2" table:formula="of:=IF([.E62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62:.K62];&quot;False&quot;)" office:value-type="float" office:value="4" calcext:value-type="float">
            <text:p>4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6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3:.K63];&quot;False&quot;)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6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4:.K64];&quot;False&quot;)" office:value-type="float" office:value="1" calcext:value-type="float">
            <text:p>1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6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5:.K65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6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6:.K66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6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7:.K67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6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8:.K68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6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9:.K69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7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0:.K70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7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1:.K71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7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2:.K72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0" calcext:value-type="float">
            <text:p>10</text:p>
          </table:table-cell>
          <table:table-cell table:style-name="ce2" table:formula="of:=IF([.E7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73:.K73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0" calcext:value-type="float">
            <text:p>50</text:p>
          </table:table-cell>
          <table:table-cell table:style-name="ce2" table:formula="of:=IF([.E74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74:.K74];&quot;False&quot;)" office:value-type="float" office:value="3" calcext:value-type="float">
            <text:p>3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7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5:.K75];&quot;False&quot;)" office:value-type="float" office:value="2" calcext:value-type="float">
            <text:p>2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7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6:.K76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7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7:.K77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7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8:.K78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7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9:.K79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8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0:.K80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8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1:.K81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8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2:.K82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8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3:.K83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8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4:.K84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 table:style-name="ce2" table:formula="of:=IF([.E85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85:.K85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 table:style-name="ce2" table:formula="of:=IF([.E8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6:.K86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8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7:.K87];&quot;False&quot;)"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8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8:.K88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8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9:.K89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9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0:.K90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9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1:.K91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9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2:.K92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9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3:.K93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9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4:.K94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9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5:.K95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9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6:.K96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10" calcext:value-type="float">
            <text:p>10</text:p>
          </table:table-cell>
          <table:table-cell table:style-name="ce2" table:formula="of:=IF([.E97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97:.K97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50" calcext:value-type="float">
            <text:p>50</text:p>
          </table:table-cell>
          <table:table-cell table:style-name="ce2" table:formula="of:=IF([.E98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98:.K98];&quot;False&quot;)" office:value-type="float" office:value="3" calcext:value-type="float">
            <text:p>3</text:p>
          </table:table-cell>
          <table:table-cell table:style-name="ce3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9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9:.K99];&quot;False&quot;)" office:value-type="float" office:value="1" calcext:value-type="float">
            <text:p>1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10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0:.K100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10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1:.K101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10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2:.K102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10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3:.K103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10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4:.K104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10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5:.K105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10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6:.K106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10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7:.K107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10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8:.K108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style-name="ce2" table:formula="of:=IF([.E109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09:.K109];&quot;False&quot;)" office:value-type="float" office:value="4" calcext:value-type="float">
            <text:p>4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table:style-name="ce2" table:formula="of:=IF([.E11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0:.K110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11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1:.K111];&quot;False&quot;)"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11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2:.K112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11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3:.K113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11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4:.K114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11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5:.K115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11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6:.K116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11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7:.K117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11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8:.K118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11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9:.K119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12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0:.K120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table:style-name="ce2" table:formula="of:=IF([.E121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21:.K121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0" calcext:value-type="float">
            <text:p>50</text:p>
          </table:table-cell>
          <table:table-cell table:style-name="ce2" table:formula="of:=IF([.E12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2:.K122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12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3:.K123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12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4:.K124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12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5:.K125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12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6:.K126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12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7:.K127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12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8:.K128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12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9:.K129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13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0:.K130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13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1:.K131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13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2:.K132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10" calcext:value-type="float">
            <text:p>10</text:p>
          </table:table-cell>
          <table:table-cell table:style-name="ce2" table:formula="of:=IF([.E13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33:.K133];&quot;False&quot;)" office:value-type="float" office:value="3" calcext:value-type="float">
            <text:p>3</text:p>
          </table:table-cell>
          <table:table-cell table:style-name="ce3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50" calcext:value-type="float">
            <text:p>50</text:p>
          </table:table-cell>
          <table:table-cell table:style-name="ce2" table:formula="of:=IF([.E13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4:.K134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13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5:.K135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13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6:.K136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13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7:.K137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13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8:.K138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13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9:.K139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14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40:.K140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14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41:.K141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14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42:.K142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14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43:.K143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14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44:.K144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 table:number-rows-repeated="104843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sv" table:style-name="ta1"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table:formula="of:=[sim_result_baseline_1ns_Combined.A1]" office:value-type="float" office:value="0.000952381" calcext:value-type="float">
            <text:p>0.000952381</text:p>
          </table:table-cell>
          <table:table-cell table:formula="of:=[sim_result_baseline_1ns_Combined.B1]" office:value-type="float" office:value="10" calcext:value-type="float">
            <text:p>10</text:p>
          </table:table-cell>
          <table:table-cell table:formula="of:=[sim_result_baseline_1ns_Combined.C1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2]" office:value-type="float" office:value="0.000952381" calcext:value-type="float">
            <text:p>0.000952381</text:p>
          </table:table-cell>
          <table:table-cell table:formula="of:=[sim_result_baseline_1ns_Combined.B2]" office:value-type="float" office:value="50" calcext:value-type="float">
            <text:p>50</text:p>
          </table:table-cell>
          <table:table-cell table:formula="of:=[sim_result_baseline_1ns_Combined.C2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3]" office:value-type="float" office:value="0.000952381" calcext:value-type="float">
            <text:p>0.000952381</text:p>
          </table:table-cell>
          <table:table-cell table:formula="of:=[sim_result_baseline_1ns_Combined.B3]" office:value-type="float" office:value="100" calcext:value-type="float">
            <text:p>100</text:p>
          </table:table-cell>
          <table:table-cell table:formula="of:=[sim_result_baseline_1ns_Combined.C3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4]" office:value-type="float" office:value="0.000952381" calcext:value-type="float">
            <text:p>0.000952381</text:p>
          </table:table-cell>
          <table:table-cell table:formula="of:=[sim_result_baseline_1ns_Combined.B4]" office:value-type="float" office:value="200" calcext:value-type="float">
            <text:p>200</text:p>
          </table:table-cell>
          <table:table-cell table:formula="of:=[sim_result_baseline_1ns_Combined.C4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5]" office:value-type="float" office:value="0.000952381" calcext:value-type="float">
            <text:p>0.000952381</text:p>
          </table:table-cell>
          <table:table-cell table:formula="of:=[sim_result_baseline_1ns_Combined.B5]" office:value-type="float" office:value="300" calcext:value-type="float">
            <text:p>300</text:p>
          </table:table-cell>
          <table:table-cell table:formula="of:=[sim_result_baseline_1ns_Combined.C5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6]" office:value-type="float" office:value="0.000952381" calcext:value-type="float">
            <text:p>0.000952381</text:p>
          </table:table-cell>
          <table:table-cell table:formula="of:=[sim_result_baseline_1ns_Combined.B6]" office:value-type="float" office:value="400" calcext:value-type="float">
            <text:p>400</text:p>
          </table:table-cell>
          <table:table-cell table:formula="of:=[sim_result_baseline_1ns_Combined.C6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7]" office:value-type="float" office:value="0.000952381" calcext:value-type="float">
            <text:p>0.000952381</text:p>
          </table:table-cell>
          <table:table-cell table:formula="of:=[sim_result_baseline_1ns_Combined.B7]" office:value-type="float" office:value="500" calcext:value-type="float">
            <text:p>500</text:p>
          </table:table-cell>
          <table:table-cell table:formula="of:=[sim_result_baseline_1ns_Combined.C7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8]" office:value-type="float" office:value="0.000952381" calcext:value-type="float">
            <text:p>0.000952381</text:p>
          </table:table-cell>
          <table:table-cell table:formula="of:=[sim_result_baseline_1ns_Combined.B8]" office:value-type="float" office:value="600" calcext:value-type="float">
            <text:p>600</text:p>
          </table:table-cell>
          <table:table-cell table:formula="of:=[sim_result_baseline_1ns_Combined.C8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9]" office:value-type="float" office:value="0.000952381" calcext:value-type="float">
            <text:p>0.000952381</text:p>
          </table:table-cell>
          <table:table-cell table:formula="of:=[sim_result_baseline_1ns_Combined.B9]" office:value-type="float" office:value="700" calcext:value-type="float">
            <text:p>700</text:p>
          </table:table-cell>
          <table:table-cell table:formula="of:=[sim_result_baseline_1ns_Combined.C9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0]" office:value-type="float" office:value="0.000952381" calcext:value-type="float">
            <text:p>0.000952381</text:p>
          </table:table-cell>
          <table:table-cell table:formula="of:=[sim_result_baseline_1ns_Combined.B10]" office:value-type="float" office:value="800" calcext:value-type="float">
            <text:p>800</text:p>
          </table:table-cell>
          <table:table-cell table:formula="of:=[sim_result_baseline_1ns_Combined.C10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1]" office:value-type="float" office:value="0.000952381" calcext:value-type="float">
            <text:p>0.000952381</text:p>
          </table:table-cell>
          <table:table-cell table:formula="of:=[sim_result_baseline_1ns_Combined.B11]" office:value-type="float" office:value="900" calcext:value-type="float">
            <text:p>900</text:p>
          </table:table-cell>
          <table:table-cell table:formula="of:=[sim_result_baseline_1ns_Combined.C11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2]" office:value-type="float" office:value="0.000952381" calcext:value-type="float">
            <text:p>0.000952381</text:p>
          </table:table-cell>
          <table:table-cell table:formula="of:=[sim_result_baseline_1ns_Combined.B12]" office:value-type="float" office:value="1000" calcext:value-type="float">
            <text:p>1000</text:p>
          </table:table-cell>
          <table:table-cell table:formula="of:=[sim_result_baseline_1ns_Combined.C12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3]" office:value-type="float" office:value="0.0011764706" calcext:value-type="float">
            <text:p>0.0011764706</text:p>
          </table:table-cell>
          <table:table-cell table:formula="of:=[sim_result_baseline_1ns_Combined.B13]" office:value-type="float" office:value="10" calcext:value-type="float">
            <text:p>10</text:p>
          </table:table-cell>
          <table:table-cell table:formula="of:=[sim_result_baseline_1ns_Combined.C13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4]" office:value-type="float" office:value="0.0011764706" calcext:value-type="float">
            <text:p>0.0011764706</text:p>
          </table:table-cell>
          <table:table-cell table:formula="of:=[sim_result_baseline_1ns_Combined.B14]" office:value-type="float" office:value="50" calcext:value-type="float">
            <text:p>50</text:p>
          </table:table-cell>
          <table:table-cell table:formula="of:=[sim_result_baseline_1ns_Combined.C14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5]" office:value-type="float" office:value="0.0011764706" calcext:value-type="float">
            <text:p>0.0011764706</text:p>
          </table:table-cell>
          <table:table-cell table:formula="of:=[sim_result_baseline_1ns_Combined.B15]" office:value-type="float" office:value="100" calcext:value-type="float">
            <text:p>100</text:p>
          </table:table-cell>
          <table:table-cell table:formula="of:=[sim_result_baseline_1ns_Combined.C15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6]" office:value-type="float" office:value="0.0011764706" calcext:value-type="float">
            <text:p>0.0011764706</text:p>
          </table:table-cell>
          <table:table-cell table:formula="of:=[sim_result_baseline_1ns_Combined.B16]" office:value-type="float" office:value="200" calcext:value-type="float">
            <text:p>200</text:p>
          </table:table-cell>
          <table:table-cell table:formula="of:=[sim_result_baseline_1ns_Combined.C16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7]" office:value-type="float" office:value="0.0011764706" calcext:value-type="float">
            <text:p>0.0011764706</text:p>
          </table:table-cell>
          <table:table-cell table:formula="of:=[sim_result_baseline_1ns_Combined.B17]" office:value-type="float" office:value="300" calcext:value-type="float">
            <text:p>300</text:p>
          </table:table-cell>
          <table:table-cell table:formula="of:=[sim_result_baseline_1ns_Combined.C17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8]" office:value-type="float" office:value="0.0011764706" calcext:value-type="float">
            <text:p>0.0011764706</text:p>
          </table:table-cell>
          <table:table-cell table:formula="of:=[sim_result_baseline_1ns_Combined.B18]" office:value-type="float" office:value="400" calcext:value-type="float">
            <text:p>400</text:p>
          </table:table-cell>
          <table:table-cell table:formula="of:=[sim_result_baseline_1ns_Combined.C18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9]" office:value-type="float" office:value="0.0011764706" calcext:value-type="float">
            <text:p>0.0011764706</text:p>
          </table:table-cell>
          <table:table-cell table:formula="of:=[sim_result_baseline_1ns_Combined.B19]" office:value-type="float" office:value="500" calcext:value-type="float">
            <text:p>500</text:p>
          </table:table-cell>
          <table:table-cell table:formula="of:=[sim_result_baseline_1ns_Combined.C19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20]" office:value-type="float" office:value="0.0011764706" calcext:value-type="float">
            <text:p>0.0011764706</text:p>
          </table:table-cell>
          <table:table-cell table:formula="of:=[sim_result_baseline_1ns_Combined.B20]" office:value-type="float" office:value="600" calcext:value-type="float">
            <text:p>600</text:p>
          </table:table-cell>
          <table:table-cell table:formula="of:=[sim_result_baseline_1ns_Combined.C20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21]" office:value-type="float" office:value="0.0011764706" calcext:value-type="float">
            <text:p>0.0011764706</text:p>
          </table:table-cell>
          <table:table-cell table:formula="of:=[sim_result_baseline_1ns_Combined.B21]" office:value-type="float" office:value="700" calcext:value-type="float">
            <text:p>700</text:p>
          </table:table-cell>
          <table:table-cell table:formula="of:=[sim_result_baseline_1ns_Combined.C21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22]" office:value-type="float" office:value="0.0011764706" calcext:value-type="float">
            <text:p>0.0011764706</text:p>
          </table:table-cell>
          <table:table-cell table:formula="of:=[sim_result_baseline_1ns_Combined.B22]" office:value-type="float" office:value="800" calcext:value-type="float">
            <text:p>800</text:p>
          </table:table-cell>
          <table:table-cell table:formula="of:=[sim_result_baseline_1ns_Combined.C22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23]" office:value-type="float" office:value="0.0011764706" calcext:value-type="float">
            <text:p>0.0011764706</text:p>
          </table:table-cell>
          <table:table-cell table:formula="of:=[sim_result_baseline_1ns_Combined.B23]" office:value-type="float" office:value="900" calcext:value-type="float">
            <text:p>900</text:p>
          </table:table-cell>
          <table:table-cell table:formula="of:=[sim_result_baseline_1ns_Combined.C23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24]" office:value-type="float" office:value="0.0011764706" calcext:value-type="float">
            <text:p>0.0011764706</text:p>
          </table:table-cell>
          <table:table-cell table:formula="of:=[sim_result_baseline_1ns_Combined.B24]" office:value-type="float" office:value="1000" calcext:value-type="float">
            <text:p>1000</text:p>
          </table:table-cell>
          <table:table-cell table:formula="of:=[sim_result_baseline_1ns_Combined.C24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25]" office:value-type="float" office:value="0.0014285714" calcext:value-type="float">
            <text:p>0.0014285714</text:p>
          </table:table-cell>
          <table:table-cell table:formula="of:=[sim_result_baseline_1ns_Combined.B25]" office:value-type="float" office:value="10" calcext:value-type="float">
            <text:p>10</text:p>
          </table:table-cell>
          <table:table-cell table:formula="of:=[sim_result_baseline_1ns_Combined.C25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26]" office:value-type="float" office:value="0.0014285714" calcext:value-type="float">
            <text:p>0.0014285714</text:p>
          </table:table-cell>
          <table:table-cell table:formula="of:=[sim_result_baseline_1ns_Combined.B26]" office:value-type="float" office:value="50" calcext:value-type="float">
            <text:p>50</text:p>
          </table:table-cell>
          <table:table-cell table:formula="of:=[sim_result_baseline_1ns_Combined.C26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27]" office:value-type="float" office:value="0.0014285714" calcext:value-type="float">
            <text:p>0.0014285714</text:p>
          </table:table-cell>
          <table:table-cell table:formula="of:=[sim_result_baseline_1ns_Combined.B27]" office:value-type="float" office:value="100" calcext:value-type="float">
            <text:p>100</text:p>
          </table:table-cell>
          <table:table-cell table:formula="of:=[sim_result_baseline_1ns_Combined.C27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28]" office:value-type="float" office:value="0.0014285714" calcext:value-type="float">
            <text:p>0.0014285714</text:p>
          </table:table-cell>
          <table:table-cell table:formula="of:=[sim_result_baseline_1ns_Combined.B28]" office:value-type="float" office:value="200" calcext:value-type="float">
            <text:p>200</text:p>
          </table:table-cell>
          <table:table-cell table:formula="of:=[sim_result_baseline_1ns_Combined.C28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29]" office:value-type="float" office:value="0.0014285714" calcext:value-type="float">
            <text:p>0.0014285714</text:p>
          </table:table-cell>
          <table:table-cell table:formula="of:=[sim_result_baseline_1ns_Combined.B29]" office:value-type="float" office:value="300" calcext:value-type="float">
            <text:p>300</text:p>
          </table:table-cell>
          <table:table-cell table:formula="of:=[sim_result_baseline_1ns_Combined.C29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30]" office:value-type="float" office:value="0.0014285714" calcext:value-type="float">
            <text:p>0.0014285714</text:p>
          </table:table-cell>
          <table:table-cell table:formula="of:=[sim_result_baseline_1ns_Combined.B30]" office:value-type="float" office:value="400" calcext:value-type="float">
            <text:p>400</text:p>
          </table:table-cell>
          <table:table-cell table:formula="of:=[sim_result_baseline_1ns_Combined.C30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31]" office:value-type="float" office:value="0.0014285714" calcext:value-type="float">
            <text:p>0.0014285714</text:p>
          </table:table-cell>
          <table:table-cell table:formula="of:=[sim_result_baseline_1ns_Combined.B31]" office:value-type="float" office:value="500" calcext:value-type="float">
            <text:p>500</text:p>
          </table:table-cell>
          <table:table-cell table:formula="of:=[sim_result_baseline_1ns_Combined.C31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32]" office:value-type="float" office:value="0.0014285714" calcext:value-type="float">
            <text:p>0.0014285714</text:p>
          </table:table-cell>
          <table:table-cell table:formula="of:=[sim_result_baseline_1ns_Combined.B32]" office:value-type="float" office:value="600" calcext:value-type="float">
            <text:p>600</text:p>
          </table:table-cell>
          <table:table-cell table:formula="of:=[sim_result_baseline_1ns_Combined.C32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33]" office:value-type="float" office:value="0.0014285714" calcext:value-type="float">
            <text:p>0.0014285714</text:p>
          </table:table-cell>
          <table:table-cell table:formula="of:=[sim_result_baseline_1ns_Combined.B33]" office:value-type="float" office:value="700" calcext:value-type="float">
            <text:p>700</text:p>
          </table:table-cell>
          <table:table-cell table:formula="of:=[sim_result_baseline_1ns_Combined.C33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34]" office:value-type="float" office:value="0.0014285714" calcext:value-type="float">
            <text:p>0.0014285714</text:p>
          </table:table-cell>
          <table:table-cell table:formula="of:=[sim_result_baseline_1ns_Combined.B34]" office:value-type="float" office:value="800" calcext:value-type="float">
            <text:p>800</text:p>
          </table:table-cell>
          <table:table-cell table:formula="of:=[sim_result_baseline_1ns_Combined.C34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35]" office:value-type="float" office:value="0.0014285714" calcext:value-type="float">
            <text:p>0.0014285714</text:p>
          </table:table-cell>
          <table:table-cell table:formula="of:=[sim_result_baseline_1ns_Combined.B35]" office:value-type="float" office:value="900" calcext:value-type="float">
            <text:p>900</text:p>
          </table:table-cell>
          <table:table-cell table:formula="of:=[sim_result_baseline_1ns_Combined.C35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36]" office:value-type="float" office:value="0.0014285714" calcext:value-type="float">
            <text:p>0.0014285714</text:p>
          </table:table-cell>
          <table:table-cell table:formula="of:=[sim_result_baseline_1ns_Combined.B36]" office:value-type="float" office:value="1000" calcext:value-type="float">
            <text:p>1000</text:p>
          </table:table-cell>
          <table:table-cell table:formula="of:=[sim_result_baseline_1ns_Combined.C36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37]" office:value-type="float" office:value="0.0018181818" calcext:value-type="float">
            <text:p>0.0018181818</text:p>
          </table:table-cell>
          <table:table-cell table:formula="of:=[sim_result_baseline_1ns_Combined.B37]" office:value-type="float" office:value="10" calcext:value-type="float">
            <text:p>10</text:p>
          </table:table-cell>
          <table:table-cell table:formula="of:=[sim_result_baseline_1ns_Combined.C37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38]" office:value-type="float" office:value="0.0018181818" calcext:value-type="float">
            <text:p>0.0018181818</text:p>
          </table:table-cell>
          <table:table-cell table:formula="of:=[sim_result_baseline_1ns_Combined.B38]" office:value-type="float" office:value="50" calcext:value-type="float">
            <text:p>50</text:p>
          </table:table-cell>
          <table:table-cell table:formula="of:=[sim_result_baseline_1ns_Combined.C38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39]" office:value-type="float" office:value="0.0018181818" calcext:value-type="float">
            <text:p>0.0018181818</text:p>
          </table:table-cell>
          <table:table-cell table:formula="of:=[sim_result_baseline_1ns_Combined.B39]" office:value-type="float" office:value="100" calcext:value-type="float">
            <text:p>100</text:p>
          </table:table-cell>
          <table:table-cell table:formula="of:=[sim_result_baseline_1ns_Combined.C39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40]" office:value-type="float" office:value="0.0018181818" calcext:value-type="float">
            <text:p>0.0018181818</text:p>
          </table:table-cell>
          <table:table-cell table:formula="of:=[sim_result_baseline_1ns_Combined.B40]" office:value-type="float" office:value="200" calcext:value-type="float">
            <text:p>200</text:p>
          </table:table-cell>
          <table:table-cell table:formula="of:=[sim_result_baseline_1ns_Combined.C40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41]" office:value-type="float" office:value="0.0018181818" calcext:value-type="float">
            <text:p>0.0018181818</text:p>
          </table:table-cell>
          <table:table-cell table:formula="of:=[sim_result_baseline_1ns_Combined.B41]" office:value-type="float" office:value="300" calcext:value-type="float">
            <text:p>300</text:p>
          </table:table-cell>
          <table:table-cell table:formula="of:=[sim_result_baseline_1ns_Combined.C41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42]" office:value-type="float" office:value="0.0018181818" calcext:value-type="float">
            <text:p>0.0018181818</text:p>
          </table:table-cell>
          <table:table-cell table:formula="of:=[sim_result_baseline_1ns_Combined.B42]" office:value-type="float" office:value="400" calcext:value-type="float">
            <text:p>400</text:p>
          </table:table-cell>
          <table:table-cell table:formula="of:=[sim_result_baseline_1ns_Combined.C42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43]" office:value-type="float" office:value="0.0018181818" calcext:value-type="float">
            <text:p>0.0018181818</text:p>
          </table:table-cell>
          <table:table-cell table:formula="of:=[sim_result_baseline_1ns_Combined.B43]" office:value-type="float" office:value="500" calcext:value-type="float">
            <text:p>500</text:p>
          </table:table-cell>
          <table:table-cell table:formula="of:=[sim_result_baseline_1ns_Combined.C43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44]" office:value-type="float" office:value="0.0018181818" calcext:value-type="float">
            <text:p>0.0018181818</text:p>
          </table:table-cell>
          <table:table-cell table:formula="of:=[sim_result_baseline_1ns_Combined.B44]" office:value-type="float" office:value="600" calcext:value-type="float">
            <text:p>600</text:p>
          </table:table-cell>
          <table:table-cell table:formula="of:=[sim_result_baseline_1ns_Combined.C44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45]" office:value-type="float" office:value="0.0018181818" calcext:value-type="float">
            <text:p>0.0018181818</text:p>
          </table:table-cell>
          <table:table-cell table:formula="of:=[sim_result_baseline_1ns_Combined.B45]" office:value-type="float" office:value="700" calcext:value-type="float">
            <text:p>700</text:p>
          </table:table-cell>
          <table:table-cell table:formula="of:=[sim_result_baseline_1ns_Combined.C45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46]" office:value-type="float" office:value="0.0018181818" calcext:value-type="float">
            <text:p>0.0018181818</text:p>
          </table:table-cell>
          <table:table-cell table:formula="of:=[sim_result_baseline_1ns_Combined.B46]" office:value-type="float" office:value="800" calcext:value-type="float">
            <text:p>800</text:p>
          </table:table-cell>
          <table:table-cell table:formula="of:=[sim_result_baseline_1ns_Combined.C46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47]" office:value-type="float" office:value="0.0018181818" calcext:value-type="float">
            <text:p>0.0018181818</text:p>
          </table:table-cell>
          <table:table-cell table:formula="of:=[sim_result_baseline_1ns_Combined.B47]" office:value-type="float" office:value="900" calcext:value-type="float">
            <text:p>900</text:p>
          </table:table-cell>
          <table:table-cell table:formula="of:=[sim_result_baseline_1ns_Combined.C47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48]" office:value-type="float" office:value="0.0018181818" calcext:value-type="float">
            <text:p>0.0018181818</text:p>
          </table:table-cell>
          <table:table-cell table:formula="of:=[sim_result_baseline_1ns_Combined.B48]" office:value-type="float" office:value="1000" calcext:value-type="float">
            <text:p>1000</text:p>
          </table:table-cell>
          <table:table-cell table:formula="of:=[sim_result_baseline_1ns_Combined.C48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49]" office:value-type="float" office:value="0.0022222222" calcext:value-type="float">
            <text:p>0.0022222222</text:p>
          </table:table-cell>
          <table:table-cell table:formula="of:=[sim_result_baseline_1ns_Combined.B49]" office:value-type="float" office:value="10" calcext:value-type="float">
            <text:p>10</text:p>
          </table:table-cell>
          <table:table-cell table:formula="of:=[sim_result_baseline_1ns_Combined.C49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50]" office:value-type="float" office:value="0.0022222222" calcext:value-type="float">
            <text:p>0.0022222222</text:p>
          </table:table-cell>
          <table:table-cell table:formula="of:=[sim_result_baseline_1ns_Combined.B50]" office:value-type="float" office:value="50" calcext:value-type="float">
            <text:p>50</text:p>
          </table:table-cell>
          <table:table-cell table:formula="of:=[sim_result_baseline_1ns_Combined.C50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51]" office:value-type="float" office:value="0.0022222222" calcext:value-type="float">
            <text:p>0.0022222222</text:p>
          </table:table-cell>
          <table:table-cell table:formula="of:=[sim_result_baseline_1ns_Combined.B51]" office:value-type="float" office:value="100" calcext:value-type="float">
            <text:p>100</text:p>
          </table:table-cell>
          <table:table-cell table:formula="of:=[sim_result_baseline_1ns_Combined.C51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52]" office:value-type="float" office:value="0.0022222222" calcext:value-type="float">
            <text:p>0.0022222222</text:p>
          </table:table-cell>
          <table:table-cell table:formula="of:=[sim_result_baseline_1ns_Combined.B52]" office:value-type="float" office:value="200" calcext:value-type="float">
            <text:p>200</text:p>
          </table:table-cell>
          <table:table-cell table:formula="of:=[sim_result_baseline_1ns_Combined.C52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53]" office:value-type="float" office:value="0.0022222222" calcext:value-type="float">
            <text:p>0.0022222222</text:p>
          </table:table-cell>
          <table:table-cell table:formula="of:=[sim_result_baseline_1ns_Combined.B53]" office:value-type="float" office:value="300" calcext:value-type="float">
            <text:p>300</text:p>
          </table:table-cell>
          <table:table-cell table:formula="of:=[sim_result_baseline_1ns_Combined.C53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54]" office:value-type="float" office:value="0.0022222222" calcext:value-type="float">
            <text:p>0.0022222222</text:p>
          </table:table-cell>
          <table:table-cell table:formula="of:=[sim_result_baseline_1ns_Combined.B54]" office:value-type="float" office:value="400" calcext:value-type="float">
            <text:p>400</text:p>
          </table:table-cell>
          <table:table-cell table:formula="of:=[sim_result_baseline_1ns_Combined.C54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55]" office:value-type="float" office:value="0.0022222222" calcext:value-type="float">
            <text:p>0.0022222222</text:p>
          </table:table-cell>
          <table:table-cell table:formula="of:=[sim_result_baseline_1ns_Combined.B55]" office:value-type="float" office:value="500" calcext:value-type="float">
            <text:p>500</text:p>
          </table:table-cell>
          <table:table-cell table:formula="of:=[sim_result_baseline_1ns_Combined.C55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56]" office:value-type="float" office:value="0.0022222222" calcext:value-type="float">
            <text:p>0.0022222222</text:p>
          </table:table-cell>
          <table:table-cell table:formula="of:=[sim_result_baseline_1ns_Combined.B56]" office:value-type="float" office:value="600" calcext:value-type="float">
            <text:p>600</text:p>
          </table:table-cell>
          <table:table-cell table:formula="of:=[sim_result_baseline_1ns_Combined.C56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57]" office:value-type="float" office:value="0.0022222222" calcext:value-type="float">
            <text:p>0.0022222222</text:p>
          </table:table-cell>
          <table:table-cell table:formula="of:=[sim_result_baseline_1ns_Combined.B57]" office:value-type="float" office:value="700" calcext:value-type="float">
            <text:p>700</text:p>
          </table:table-cell>
          <table:table-cell table:formula="of:=[sim_result_baseline_1ns_Combined.C57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58]" office:value-type="float" office:value="0.0022222222" calcext:value-type="float">
            <text:p>0.0022222222</text:p>
          </table:table-cell>
          <table:table-cell table:formula="of:=[sim_result_baseline_1ns_Combined.B58]" office:value-type="float" office:value="800" calcext:value-type="float">
            <text:p>800</text:p>
          </table:table-cell>
          <table:table-cell table:formula="of:=[sim_result_baseline_1ns_Combined.C58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59]" office:value-type="float" office:value="0.0022222222" calcext:value-type="float">
            <text:p>0.0022222222</text:p>
          </table:table-cell>
          <table:table-cell table:formula="of:=[sim_result_baseline_1ns_Combined.B59]" office:value-type="float" office:value="900" calcext:value-type="float">
            <text:p>900</text:p>
          </table:table-cell>
          <table:table-cell table:formula="of:=[sim_result_baseline_1ns_Combined.C59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60]" office:value-type="float" office:value="0.0022222222" calcext:value-type="float">
            <text:p>0.0022222222</text:p>
          </table:table-cell>
          <table:table-cell table:formula="of:=[sim_result_baseline_1ns_Combined.B60]" office:value-type="float" office:value="1000" calcext:value-type="float">
            <text:p>1000</text:p>
          </table:table-cell>
          <table:table-cell table:formula="of:=[sim_result_baseline_1ns_Combined.C60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61]" office:value-type="float" office:value="0.0028571429" calcext:value-type="float">
            <text:p>0.0028571429</text:p>
          </table:table-cell>
          <table:table-cell table:formula="of:=[sim_result_baseline_1ns_Combined.B61]" office:value-type="float" office:value="10" calcext:value-type="float">
            <text:p>10</text:p>
          </table:table-cell>
          <table:table-cell table:formula="of:=[sim_result_baseline_1ns_Combined.C61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62]" office:value-type="float" office:value="0.0028571429" calcext:value-type="float">
            <text:p>0.0028571429</text:p>
          </table:table-cell>
          <table:table-cell table:formula="of:=[sim_result_baseline_1ns_Combined.B62]" office:value-type="float" office:value="50" calcext:value-type="float">
            <text:p>50</text:p>
          </table:table-cell>
          <table:table-cell table:formula="of:=[sim_result_baseline_1ns_Combined.C62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63]" office:value-type="float" office:value="0.0028571429" calcext:value-type="float">
            <text:p>0.0028571429</text:p>
          </table:table-cell>
          <table:table-cell table:formula="of:=[sim_result_baseline_1ns_Combined.B63]" office:value-type="float" office:value="100" calcext:value-type="float">
            <text:p>100</text:p>
          </table:table-cell>
          <table:table-cell table:formula="of:=[sim_result_baseline_1ns_Combined.C63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64]" office:value-type="float" office:value="0.0028571429" calcext:value-type="float">
            <text:p>0.0028571429</text:p>
          </table:table-cell>
          <table:table-cell table:formula="of:=[sim_result_baseline_1ns_Combined.B64]" office:value-type="float" office:value="200" calcext:value-type="float">
            <text:p>200</text:p>
          </table:table-cell>
          <table:table-cell table:formula="of:=[sim_result_baseline_1ns_Combined.C64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65]" office:value-type="float" office:value="0.0028571429" calcext:value-type="float">
            <text:p>0.0028571429</text:p>
          </table:table-cell>
          <table:table-cell table:formula="of:=[sim_result_baseline_1ns_Combined.B65]" office:value-type="float" office:value="300" calcext:value-type="float">
            <text:p>300</text:p>
          </table:table-cell>
          <table:table-cell table:formula="of:=[sim_result_baseline_1ns_Combined.C65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66]" office:value-type="float" office:value="0.0028571429" calcext:value-type="float">
            <text:p>0.0028571429</text:p>
          </table:table-cell>
          <table:table-cell table:formula="of:=[sim_result_baseline_1ns_Combined.B66]" office:value-type="float" office:value="400" calcext:value-type="float">
            <text:p>400</text:p>
          </table:table-cell>
          <table:table-cell table:formula="of:=[sim_result_baseline_1ns_Combined.C66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67]" office:value-type="float" office:value="0.0028571429" calcext:value-type="float">
            <text:p>0.0028571429</text:p>
          </table:table-cell>
          <table:table-cell table:formula="of:=[sim_result_baseline_1ns_Combined.B67]" office:value-type="float" office:value="500" calcext:value-type="float">
            <text:p>500</text:p>
          </table:table-cell>
          <table:table-cell table:formula="of:=[sim_result_baseline_1ns_Combined.C67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68]" office:value-type="float" office:value="0.0028571429" calcext:value-type="float">
            <text:p>0.0028571429</text:p>
          </table:table-cell>
          <table:table-cell table:formula="of:=[sim_result_baseline_1ns_Combined.B68]" office:value-type="float" office:value="600" calcext:value-type="float">
            <text:p>600</text:p>
          </table:table-cell>
          <table:table-cell table:formula="of:=[sim_result_baseline_1ns_Combined.C68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69]" office:value-type="float" office:value="0.0028571429" calcext:value-type="float">
            <text:p>0.0028571429</text:p>
          </table:table-cell>
          <table:table-cell table:formula="of:=[sim_result_baseline_1ns_Combined.B69]" office:value-type="float" office:value="700" calcext:value-type="float">
            <text:p>700</text:p>
          </table:table-cell>
          <table:table-cell table:formula="of:=[sim_result_baseline_1ns_Combined.C69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70]" office:value-type="float" office:value="0.0028571429" calcext:value-type="float">
            <text:p>0.0028571429</text:p>
          </table:table-cell>
          <table:table-cell table:formula="of:=[sim_result_baseline_1ns_Combined.B70]" office:value-type="float" office:value="800" calcext:value-type="float">
            <text:p>800</text:p>
          </table:table-cell>
          <table:table-cell table:formula="of:=[sim_result_baseline_1ns_Combined.C70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71]" office:value-type="float" office:value="0.0028571429" calcext:value-type="float">
            <text:p>0.0028571429</text:p>
          </table:table-cell>
          <table:table-cell table:formula="of:=[sim_result_baseline_1ns_Combined.B71]" office:value-type="float" office:value="900" calcext:value-type="float">
            <text:p>900</text:p>
          </table:table-cell>
          <table:table-cell table:formula="of:=[sim_result_baseline_1ns_Combined.C71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72]" office:value-type="float" office:value="0.0028571429" calcext:value-type="float">
            <text:p>0.0028571429</text:p>
          </table:table-cell>
          <table:table-cell table:formula="of:=[sim_result_baseline_1ns_Combined.B72]" office:value-type="float" office:value="1000" calcext:value-type="float">
            <text:p>1000</text:p>
          </table:table-cell>
          <table:table-cell table:formula="of:=[sim_result_baseline_1ns_Combined.C72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73]" office:value-type="float" office:value="0.004" calcext:value-type="float">
            <text:p>0.004</text:p>
          </table:table-cell>
          <table:table-cell table:formula="of:=[sim_result_baseline_1ns_Combined.B73]" office:value-type="float" office:value="10" calcext:value-type="float">
            <text:p>10</text:p>
          </table:table-cell>
          <table:table-cell table:formula="of:=[sim_result_baseline_1ns_Combined.C73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74]" office:value-type="float" office:value="0.004" calcext:value-type="float">
            <text:p>0.004</text:p>
          </table:table-cell>
          <table:table-cell table:formula="of:=[sim_result_baseline_1ns_Combined.B74]" office:value-type="float" office:value="50" calcext:value-type="float">
            <text:p>50</text:p>
          </table:table-cell>
          <table:table-cell table:formula="of:=[sim_result_baseline_1ns_Combined.C74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75]" office:value-type="float" office:value="0.004" calcext:value-type="float">
            <text:p>0.004</text:p>
          </table:table-cell>
          <table:table-cell table:formula="of:=[sim_result_baseline_1ns_Combined.B75]" office:value-type="float" office:value="100" calcext:value-type="float">
            <text:p>100</text:p>
          </table:table-cell>
          <table:table-cell table:formula="of:=[sim_result_baseline_1ns_Combined.C75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76]" office:value-type="float" office:value="0.004" calcext:value-type="float">
            <text:p>0.004</text:p>
          </table:table-cell>
          <table:table-cell table:formula="of:=[sim_result_baseline_1ns_Combined.B76]" office:value-type="float" office:value="200" calcext:value-type="float">
            <text:p>200</text:p>
          </table:table-cell>
          <table:table-cell table:formula="of:=[sim_result_baseline_1ns_Combined.C76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77]" office:value-type="float" office:value="0.004" calcext:value-type="float">
            <text:p>0.004</text:p>
          </table:table-cell>
          <table:table-cell table:formula="of:=[sim_result_baseline_1ns_Combined.B77]" office:value-type="float" office:value="300" calcext:value-type="float">
            <text:p>300</text:p>
          </table:table-cell>
          <table:table-cell table:formula="of:=[sim_result_baseline_1ns_Combined.C77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78]" office:value-type="float" office:value="0.004" calcext:value-type="float">
            <text:p>0.004</text:p>
          </table:table-cell>
          <table:table-cell table:formula="of:=[sim_result_baseline_1ns_Combined.B78]" office:value-type="float" office:value="400" calcext:value-type="float">
            <text:p>400</text:p>
          </table:table-cell>
          <table:table-cell table:formula="of:=[sim_result_baseline_1ns_Combined.C78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79]" office:value-type="float" office:value="0.004" calcext:value-type="float">
            <text:p>0.004</text:p>
          </table:table-cell>
          <table:table-cell table:formula="of:=[sim_result_baseline_1ns_Combined.B79]" office:value-type="float" office:value="500" calcext:value-type="float">
            <text:p>500</text:p>
          </table:table-cell>
          <table:table-cell table:formula="of:=[sim_result_baseline_1ns_Combined.C79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80]" office:value-type="float" office:value="0.004" calcext:value-type="float">
            <text:p>0.004</text:p>
          </table:table-cell>
          <table:table-cell table:formula="of:=[sim_result_baseline_1ns_Combined.B80]" office:value-type="float" office:value="600" calcext:value-type="float">
            <text:p>600</text:p>
          </table:table-cell>
          <table:table-cell table:formula="of:=[sim_result_baseline_1ns_Combined.C80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81]" office:value-type="float" office:value="0.004" calcext:value-type="float">
            <text:p>0.004</text:p>
          </table:table-cell>
          <table:table-cell table:formula="of:=[sim_result_baseline_1ns_Combined.B81]" office:value-type="float" office:value="700" calcext:value-type="float">
            <text:p>700</text:p>
          </table:table-cell>
          <table:table-cell table:formula="of:=[sim_result_baseline_1ns_Combined.C81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82]" office:value-type="float" office:value="0.004" calcext:value-type="float">
            <text:p>0.004</text:p>
          </table:table-cell>
          <table:table-cell table:formula="of:=[sim_result_baseline_1ns_Combined.B82]" office:value-type="float" office:value="800" calcext:value-type="float">
            <text:p>800</text:p>
          </table:table-cell>
          <table:table-cell table:formula="of:=[sim_result_baseline_1ns_Combined.C82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83]" office:value-type="float" office:value="0.004" calcext:value-type="float">
            <text:p>0.004</text:p>
          </table:table-cell>
          <table:table-cell table:formula="of:=[sim_result_baseline_1ns_Combined.B83]" office:value-type="float" office:value="900" calcext:value-type="float">
            <text:p>900</text:p>
          </table:table-cell>
          <table:table-cell table:formula="of:=[sim_result_baseline_1ns_Combined.C83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84]" office:value-type="float" office:value="0.004" calcext:value-type="float">
            <text:p>0.004</text:p>
          </table:table-cell>
          <table:table-cell table:formula="of:=[sim_result_baseline_1ns_Combined.B84]" office:value-type="float" office:value="1000" calcext:value-type="float">
            <text:p>1000</text:p>
          </table:table-cell>
          <table:table-cell table:formula="of:=[sim_result_baseline_1ns_Combined.C84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85]" office:value-type="float" office:value="0.005" calcext:value-type="float">
            <text:p>0.005</text:p>
          </table:table-cell>
          <table:table-cell table:formula="of:=[sim_result_baseline_1ns_Combined.B85]" office:value-type="float" office:value="10" calcext:value-type="float">
            <text:p>10</text:p>
          </table:table-cell>
          <table:table-cell table:formula="of:=[sim_result_baseline_1ns_Combined.C85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86]" office:value-type="float" office:value="0.005" calcext:value-type="float">
            <text:p>0.005</text:p>
          </table:table-cell>
          <table:table-cell table:formula="of:=[sim_result_baseline_1ns_Combined.B86]" office:value-type="float" office:value="50" calcext:value-type="float">
            <text:p>50</text:p>
          </table:table-cell>
          <table:table-cell table:formula="of:=[sim_result_baseline_1ns_Combined.C86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87]" office:value-type="float" office:value="0.005" calcext:value-type="float">
            <text:p>0.005</text:p>
          </table:table-cell>
          <table:table-cell table:formula="of:=[sim_result_baseline_1ns_Combined.B87]" office:value-type="float" office:value="100" calcext:value-type="float">
            <text:p>100</text:p>
          </table:table-cell>
          <table:table-cell table:formula="of:=[sim_result_baseline_1ns_Combined.C87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88]" office:value-type="float" office:value="0.005" calcext:value-type="float">
            <text:p>0.005</text:p>
          </table:table-cell>
          <table:table-cell table:formula="of:=[sim_result_baseline_1ns_Combined.B88]" office:value-type="float" office:value="200" calcext:value-type="float">
            <text:p>200</text:p>
          </table:table-cell>
          <table:table-cell table:formula="of:=[sim_result_baseline_1ns_Combined.C88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89]" office:value-type="float" office:value="0.005" calcext:value-type="float">
            <text:p>0.005</text:p>
          </table:table-cell>
          <table:table-cell table:formula="of:=[sim_result_baseline_1ns_Combined.B89]" office:value-type="float" office:value="300" calcext:value-type="float">
            <text:p>300</text:p>
          </table:table-cell>
          <table:table-cell table:formula="of:=[sim_result_baseline_1ns_Combined.C89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90]" office:value-type="float" office:value="0.005" calcext:value-type="float">
            <text:p>0.005</text:p>
          </table:table-cell>
          <table:table-cell table:formula="of:=[sim_result_baseline_1ns_Combined.B90]" office:value-type="float" office:value="400" calcext:value-type="float">
            <text:p>400</text:p>
          </table:table-cell>
          <table:table-cell table:formula="of:=[sim_result_baseline_1ns_Combined.C90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91]" office:value-type="float" office:value="0.005" calcext:value-type="float">
            <text:p>0.005</text:p>
          </table:table-cell>
          <table:table-cell table:formula="of:=[sim_result_baseline_1ns_Combined.B91]" office:value-type="float" office:value="500" calcext:value-type="float">
            <text:p>500</text:p>
          </table:table-cell>
          <table:table-cell table:formula="of:=[sim_result_baseline_1ns_Combined.C91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92]" office:value-type="float" office:value="0.005" calcext:value-type="float">
            <text:p>0.005</text:p>
          </table:table-cell>
          <table:table-cell table:formula="of:=[sim_result_baseline_1ns_Combined.B92]" office:value-type="float" office:value="600" calcext:value-type="float">
            <text:p>600</text:p>
          </table:table-cell>
          <table:table-cell table:formula="of:=[sim_result_baseline_1ns_Combined.C92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93]" office:value-type="float" office:value="0.005" calcext:value-type="float">
            <text:p>0.005</text:p>
          </table:table-cell>
          <table:table-cell table:formula="of:=[sim_result_baseline_1ns_Combined.B93]" office:value-type="float" office:value="700" calcext:value-type="float">
            <text:p>700</text:p>
          </table:table-cell>
          <table:table-cell table:formula="of:=[sim_result_baseline_1ns_Combined.C93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94]" office:value-type="float" office:value="0.005" calcext:value-type="float">
            <text:p>0.005</text:p>
          </table:table-cell>
          <table:table-cell table:formula="of:=[sim_result_baseline_1ns_Combined.B94]" office:value-type="float" office:value="800" calcext:value-type="float">
            <text:p>800</text:p>
          </table:table-cell>
          <table:table-cell table:formula="of:=[sim_result_baseline_1ns_Combined.C94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95]" office:value-type="float" office:value="0.005" calcext:value-type="float">
            <text:p>0.005</text:p>
          </table:table-cell>
          <table:table-cell table:formula="of:=[sim_result_baseline_1ns_Combined.B95]" office:value-type="float" office:value="900" calcext:value-type="float">
            <text:p>900</text:p>
          </table:table-cell>
          <table:table-cell table:formula="of:=[sim_result_baseline_1ns_Combined.C95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96]" office:value-type="float" office:value="0.005" calcext:value-type="float">
            <text:p>0.005</text:p>
          </table:table-cell>
          <table:table-cell table:formula="of:=[sim_result_baseline_1ns_Combined.B96]" office:value-type="float" office:value="1000" calcext:value-type="float">
            <text:p>1000</text:p>
          </table:table-cell>
          <table:table-cell table:formula="of:=[sim_result_baseline_1ns_Combined.C96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97]" office:value-type="float" office:value="0.0066666667" calcext:value-type="float">
            <text:p>0.0066666667</text:p>
          </table:table-cell>
          <table:table-cell table:formula="of:=[sim_result_baseline_1ns_Combined.B97]" office:value-type="float" office:value="10" calcext:value-type="float">
            <text:p>10</text:p>
          </table:table-cell>
          <table:table-cell table:formula="of:=[sim_result_baseline_1ns_Combined.C97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98]" office:value-type="float" office:value="0.0066666667" calcext:value-type="float">
            <text:p>0.0066666667</text:p>
          </table:table-cell>
          <table:table-cell table:formula="of:=[sim_result_baseline_1ns_Combined.B98]" office:value-type="float" office:value="50" calcext:value-type="float">
            <text:p>50</text:p>
          </table:table-cell>
          <table:table-cell table:formula="of:=[sim_result_baseline_1ns_Combined.C98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99]" office:value-type="float" office:value="0.0066666667" calcext:value-type="float">
            <text:p>0.0066666667</text:p>
          </table:table-cell>
          <table:table-cell table:formula="of:=[sim_result_baseline_1ns_Combined.B99]" office:value-type="float" office:value="100" calcext:value-type="float">
            <text:p>100</text:p>
          </table:table-cell>
          <table:table-cell table:formula="of:=[sim_result_baseline_1ns_Combined.C99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00]" office:value-type="float" office:value="0.0066666667" calcext:value-type="float">
            <text:p>0.0066666667</text:p>
          </table:table-cell>
          <table:table-cell table:formula="of:=[sim_result_baseline_1ns_Combined.B100]" office:value-type="float" office:value="200" calcext:value-type="float">
            <text:p>200</text:p>
          </table:table-cell>
          <table:table-cell table:formula="of:=[sim_result_baseline_1ns_Combined.C100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01]" office:value-type="float" office:value="0.0066666667" calcext:value-type="float">
            <text:p>0.0066666667</text:p>
          </table:table-cell>
          <table:table-cell table:formula="of:=[sim_result_baseline_1ns_Combined.B101]" office:value-type="float" office:value="300" calcext:value-type="float">
            <text:p>300</text:p>
          </table:table-cell>
          <table:table-cell table:formula="of:=[sim_result_baseline_1ns_Combined.C101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02]" office:value-type="float" office:value="0.0066666667" calcext:value-type="float">
            <text:p>0.0066666667</text:p>
          </table:table-cell>
          <table:table-cell table:formula="of:=[sim_result_baseline_1ns_Combined.B102]" office:value-type="float" office:value="400" calcext:value-type="float">
            <text:p>400</text:p>
          </table:table-cell>
          <table:table-cell table:formula="of:=[sim_result_baseline_1ns_Combined.C102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03]" office:value-type="float" office:value="0.0066666667" calcext:value-type="float">
            <text:p>0.0066666667</text:p>
          </table:table-cell>
          <table:table-cell table:formula="of:=[sim_result_baseline_1ns_Combined.B103]" office:value-type="float" office:value="500" calcext:value-type="float">
            <text:p>500</text:p>
          </table:table-cell>
          <table:table-cell table:formula="of:=[sim_result_baseline_1ns_Combined.C103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04]" office:value-type="float" office:value="0.0066666667" calcext:value-type="float">
            <text:p>0.0066666667</text:p>
          </table:table-cell>
          <table:table-cell table:formula="of:=[sim_result_baseline_1ns_Combined.B104]" office:value-type="float" office:value="600" calcext:value-type="float">
            <text:p>600</text:p>
          </table:table-cell>
          <table:table-cell table:formula="of:=[sim_result_baseline_1ns_Combined.C104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05]" office:value-type="float" office:value="0.0066666667" calcext:value-type="float">
            <text:p>0.0066666667</text:p>
          </table:table-cell>
          <table:table-cell table:formula="of:=[sim_result_baseline_1ns_Combined.B105]" office:value-type="float" office:value="700" calcext:value-type="float">
            <text:p>700</text:p>
          </table:table-cell>
          <table:table-cell table:formula="of:=[sim_result_baseline_1ns_Combined.C105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06]" office:value-type="float" office:value="0.0066666667" calcext:value-type="float">
            <text:p>0.0066666667</text:p>
          </table:table-cell>
          <table:table-cell table:formula="of:=[sim_result_baseline_1ns_Combined.B106]" office:value-type="float" office:value="800" calcext:value-type="float">
            <text:p>800</text:p>
          </table:table-cell>
          <table:table-cell table:formula="of:=[sim_result_baseline_1ns_Combined.C106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07]" office:value-type="float" office:value="0.0066666667" calcext:value-type="float">
            <text:p>0.0066666667</text:p>
          </table:table-cell>
          <table:table-cell table:formula="of:=[sim_result_baseline_1ns_Combined.B107]" office:value-type="float" office:value="900" calcext:value-type="float">
            <text:p>900</text:p>
          </table:table-cell>
          <table:table-cell table:formula="of:=[sim_result_baseline_1ns_Combined.C107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08]" office:value-type="float" office:value="0.0066666667" calcext:value-type="float">
            <text:p>0.0066666667</text:p>
          </table:table-cell>
          <table:table-cell table:formula="of:=[sim_result_baseline_1ns_Combined.B108]" office:value-type="float" office:value="1000" calcext:value-type="float">
            <text:p>1000</text:p>
          </table:table-cell>
          <table:table-cell table:formula="of:=[sim_result_baseline_1ns_Combined.C108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09]" office:value-type="float" office:value="0.01" calcext:value-type="float">
            <text:p>0.01</text:p>
          </table:table-cell>
          <table:table-cell table:formula="of:=[sim_result_baseline_1ns_Combined.B109]" office:value-type="float" office:value="10" calcext:value-type="float">
            <text:p>10</text:p>
          </table:table-cell>
          <table:table-cell table:formula="of:=[sim_result_baseline_1ns_Combined.C109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10]" office:value-type="float" office:value="0.01" calcext:value-type="float">
            <text:p>0.01</text:p>
          </table:table-cell>
          <table:table-cell table:formula="of:=[sim_result_baseline_1ns_Combined.B110]" office:value-type="float" office:value="50" calcext:value-type="float">
            <text:p>50</text:p>
          </table:table-cell>
          <table:table-cell table:formula="of:=[sim_result_baseline_1ns_Combined.C110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11]" office:value-type="float" office:value="0.01" calcext:value-type="float">
            <text:p>0.01</text:p>
          </table:table-cell>
          <table:table-cell table:formula="of:=[sim_result_baseline_1ns_Combined.B111]" office:value-type="float" office:value="100" calcext:value-type="float">
            <text:p>100</text:p>
          </table:table-cell>
          <table:table-cell table:formula="of:=[sim_result_baseline_1ns_Combined.C111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12]" office:value-type="float" office:value="0.01" calcext:value-type="float">
            <text:p>0.01</text:p>
          </table:table-cell>
          <table:table-cell table:formula="of:=[sim_result_baseline_1ns_Combined.B112]" office:value-type="float" office:value="200" calcext:value-type="float">
            <text:p>200</text:p>
          </table:table-cell>
          <table:table-cell table:formula="of:=[sim_result_baseline_1ns_Combined.C112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13]" office:value-type="float" office:value="0.01" calcext:value-type="float">
            <text:p>0.01</text:p>
          </table:table-cell>
          <table:table-cell table:formula="of:=[sim_result_baseline_1ns_Combined.B113]" office:value-type="float" office:value="300" calcext:value-type="float">
            <text:p>300</text:p>
          </table:table-cell>
          <table:table-cell table:formula="of:=[sim_result_baseline_1ns_Combined.C113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14]" office:value-type="float" office:value="0.01" calcext:value-type="float">
            <text:p>0.01</text:p>
          </table:table-cell>
          <table:table-cell table:formula="of:=[sim_result_baseline_1ns_Combined.B114]" office:value-type="float" office:value="400" calcext:value-type="float">
            <text:p>400</text:p>
          </table:table-cell>
          <table:table-cell table:formula="of:=[sim_result_baseline_1ns_Combined.C114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15]" office:value-type="float" office:value="0.01" calcext:value-type="float">
            <text:p>0.01</text:p>
          </table:table-cell>
          <table:table-cell table:formula="of:=[sim_result_baseline_1ns_Combined.B115]" office:value-type="float" office:value="500" calcext:value-type="float">
            <text:p>500</text:p>
          </table:table-cell>
          <table:table-cell table:formula="of:=[sim_result_baseline_1ns_Combined.C115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16]" office:value-type="float" office:value="0.01" calcext:value-type="float">
            <text:p>0.01</text:p>
          </table:table-cell>
          <table:table-cell table:formula="of:=[sim_result_baseline_1ns_Combined.B116]" office:value-type="float" office:value="600" calcext:value-type="float">
            <text:p>600</text:p>
          </table:table-cell>
          <table:table-cell table:formula="of:=[sim_result_baseline_1ns_Combined.C116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17]" office:value-type="float" office:value="0.01" calcext:value-type="float">
            <text:p>0.01</text:p>
          </table:table-cell>
          <table:table-cell table:formula="of:=[sim_result_baseline_1ns_Combined.B117]" office:value-type="float" office:value="700" calcext:value-type="float">
            <text:p>700</text:p>
          </table:table-cell>
          <table:table-cell table:formula="of:=[sim_result_baseline_1ns_Combined.C117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18]" office:value-type="float" office:value="0.01" calcext:value-type="float">
            <text:p>0.01</text:p>
          </table:table-cell>
          <table:table-cell table:formula="of:=[sim_result_baseline_1ns_Combined.B118]" office:value-type="float" office:value="800" calcext:value-type="float">
            <text:p>800</text:p>
          </table:table-cell>
          <table:table-cell table:formula="of:=[sim_result_baseline_1ns_Combined.C118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19]" office:value-type="float" office:value="0.01" calcext:value-type="float">
            <text:p>0.01</text:p>
          </table:table-cell>
          <table:table-cell table:formula="of:=[sim_result_baseline_1ns_Combined.B119]" office:value-type="float" office:value="900" calcext:value-type="float">
            <text:p>900</text:p>
          </table:table-cell>
          <table:table-cell table:formula="of:=[sim_result_baseline_1ns_Combined.C119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20]" office:value-type="float" office:value="0.01" calcext:value-type="float">
            <text:p>0.01</text:p>
          </table:table-cell>
          <table:table-cell table:formula="of:=[sim_result_baseline_1ns_Combined.B120]" office:value-type="float" office:value="1000" calcext:value-type="float">
            <text:p>1000</text:p>
          </table:table-cell>
          <table:table-cell table:formula="of:=[sim_result_baseline_1ns_Combined.C120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21]" office:value-type="float" office:value="0.02" calcext:value-type="float">
            <text:p>0.02</text:p>
          </table:table-cell>
          <table:table-cell table:formula="of:=[sim_result_baseline_1ns_Combined.B121]" office:value-type="float" office:value="10" calcext:value-type="float">
            <text:p>10</text:p>
          </table:table-cell>
          <table:table-cell table:formula="of:=[sim_result_baseline_1ns_Combined.C121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22]" office:value-type="float" office:value="0.02" calcext:value-type="float">
            <text:p>0.02</text:p>
          </table:table-cell>
          <table:table-cell table:formula="of:=[sim_result_baseline_1ns_Combined.B122]" office:value-type="float" office:value="50" calcext:value-type="float">
            <text:p>50</text:p>
          </table:table-cell>
          <table:table-cell table:formula="of:=[sim_result_baseline_1ns_Combined.C122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23]" office:value-type="float" office:value="0.02" calcext:value-type="float">
            <text:p>0.02</text:p>
          </table:table-cell>
          <table:table-cell table:formula="of:=[sim_result_baseline_1ns_Combined.B123]" office:value-type="float" office:value="100" calcext:value-type="float">
            <text:p>100</text:p>
          </table:table-cell>
          <table:table-cell table:formula="of:=[sim_result_baseline_1ns_Combined.C123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24]" office:value-type="float" office:value="0.02" calcext:value-type="float">
            <text:p>0.02</text:p>
          </table:table-cell>
          <table:table-cell table:formula="of:=[sim_result_baseline_1ns_Combined.B124]" office:value-type="float" office:value="200" calcext:value-type="float">
            <text:p>200</text:p>
          </table:table-cell>
          <table:table-cell table:formula="of:=[sim_result_baseline_1ns_Combined.C124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25]" office:value-type="float" office:value="0.02" calcext:value-type="float">
            <text:p>0.02</text:p>
          </table:table-cell>
          <table:table-cell table:formula="of:=[sim_result_baseline_1ns_Combined.B125]" office:value-type="float" office:value="300" calcext:value-type="float">
            <text:p>300</text:p>
          </table:table-cell>
          <table:table-cell table:formula="of:=[sim_result_baseline_1ns_Combined.C125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26]" office:value-type="float" office:value="0.02" calcext:value-type="float">
            <text:p>0.02</text:p>
          </table:table-cell>
          <table:table-cell table:formula="of:=[sim_result_baseline_1ns_Combined.B126]" office:value-type="float" office:value="400" calcext:value-type="float">
            <text:p>400</text:p>
          </table:table-cell>
          <table:table-cell table:formula="of:=[sim_result_baseline_1ns_Combined.C126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27]" office:value-type="float" office:value="0.02" calcext:value-type="float">
            <text:p>0.02</text:p>
          </table:table-cell>
          <table:table-cell table:formula="of:=[sim_result_baseline_1ns_Combined.B127]" office:value-type="float" office:value="500" calcext:value-type="float">
            <text:p>500</text:p>
          </table:table-cell>
          <table:table-cell table:formula="of:=[sim_result_baseline_1ns_Combined.C127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28]" office:value-type="float" office:value="0.02" calcext:value-type="float">
            <text:p>0.02</text:p>
          </table:table-cell>
          <table:table-cell table:formula="of:=[sim_result_baseline_1ns_Combined.B128]" office:value-type="float" office:value="600" calcext:value-type="float">
            <text:p>600</text:p>
          </table:table-cell>
          <table:table-cell table:formula="of:=[sim_result_baseline_1ns_Combined.C128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29]" office:value-type="float" office:value="0.02" calcext:value-type="float">
            <text:p>0.02</text:p>
          </table:table-cell>
          <table:table-cell table:formula="of:=[sim_result_baseline_1ns_Combined.B129]" office:value-type="float" office:value="700" calcext:value-type="float">
            <text:p>700</text:p>
          </table:table-cell>
          <table:table-cell table:formula="of:=[sim_result_baseline_1ns_Combined.C129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30]" office:value-type="float" office:value="0.02" calcext:value-type="float">
            <text:p>0.02</text:p>
          </table:table-cell>
          <table:table-cell table:formula="of:=[sim_result_baseline_1ns_Combined.B130]" office:value-type="float" office:value="800" calcext:value-type="float">
            <text:p>800</text:p>
          </table:table-cell>
          <table:table-cell table:formula="of:=[sim_result_baseline_1ns_Combined.C130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31]" office:value-type="float" office:value="0.02" calcext:value-type="float">
            <text:p>0.02</text:p>
          </table:table-cell>
          <table:table-cell table:formula="of:=[sim_result_baseline_1ns_Combined.B131]" office:value-type="float" office:value="900" calcext:value-type="float">
            <text:p>900</text:p>
          </table:table-cell>
          <table:table-cell table:formula="of:=[sim_result_baseline_1ns_Combined.C131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32]" office:value-type="float" office:value="0.02" calcext:value-type="float">
            <text:p>0.02</text:p>
          </table:table-cell>
          <table:table-cell table:formula="of:=[sim_result_baseline_1ns_Combined.B132]" office:value-type="float" office:value="1000" calcext:value-type="float">
            <text:p>1000</text:p>
          </table:table-cell>
          <table:table-cell table:formula="of:=[sim_result_baseline_1ns_Combined.C132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33]" office:value-type="float" office:value="0.0333333333" calcext:value-type="float">
            <text:p>0.0333333333</text:p>
          </table:table-cell>
          <table:table-cell table:formula="of:=[sim_result_baseline_1ns_Combined.B133]" office:value-type="float" office:value="10" calcext:value-type="float">
            <text:p>10</text:p>
          </table:table-cell>
          <table:table-cell table:formula="of:=[sim_result_baseline_1ns_Combined.C133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34]" office:value-type="float" office:value="0.0333333333" calcext:value-type="float">
            <text:p>0.0333333333</text:p>
          </table:table-cell>
          <table:table-cell table:formula="of:=[sim_result_baseline_1ns_Combined.B134]" office:value-type="float" office:value="50" calcext:value-type="float">
            <text:p>50</text:p>
          </table:table-cell>
          <table:table-cell table:formula="of:=[sim_result_baseline_1ns_Combined.C134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35]" office:value-type="float" office:value="0.0333333333" calcext:value-type="float">
            <text:p>0.0333333333</text:p>
          </table:table-cell>
          <table:table-cell table:formula="of:=[sim_result_baseline_1ns_Combined.B135]" office:value-type="float" office:value="100" calcext:value-type="float">
            <text:p>100</text:p>
          </table:table-cell>
          <table:table-cell table:formula="of:=[sim_result_baseline_1ns_Combined.C135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36]" office:value-type="float" office:value="0.0333333333" calcext:value-type="float">
            <text:p>0.0333333333</text:p>
          </table:table-cell>
          <table:table-cell table:formula="of:=[sim_result_baseline_1ns_Combined.B136]" office:value-type="float" office:value="200" calcext:value-type="float">
            <text:p>200</text:p>
          </table:table-cell>
          <table:table-cell table:formula="of:=[sim_result_baseline_1ns_Combined.C136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37]" office:value-type="float" office:value="0.0333333333" calcext:value-type="float">
            <text:p>0.0333333333</text:p>
          </table:table-cell>
          <table:table-cell table:formula="of:=[sim_result_baseline_1ns_Combined.B137]" office:value-type="float" office:value="300" calcext:value-type="float">
            <text:p>300</text:p>
          </table:table-cell>
          <table:table-cell table:formula="of:=[sim_result_baseline_1ns_Combined.C137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38]" office:value-type="float" office:value="0.0333333333" calcext:value-type="float">
            <text:p>0.0333333333</text:p>
          </table:table-cell>
          <table:table-cell table:formula="of:=[sim_result_baseline_1ns_Combined.B138]" office:value-type="float" office:value="400" calcext:value-type="float">
            <text:p>400</text:p>
          </table:table-cell>
          <table:table-cell table:formula="of:=[sim_result_baseline_1ns_Combined.C138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39]" office:value-type="float" office:value="0.0333333333" calcext:value-type="float">
            <text:p>0.0333333333</text:p>
          </table:table-cell>
          <table:table-cell table:formula="of:=[sim_result_baseline_1ns_Combined.B139]" office:value-type="float" office:value="500" calcext:value-type="float">
            <text:p>500</text:p>
          </table:table-cell>
          <table:table-cell table:formula="of:=[sim_result_baseline_1ns_Combined.C139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40]" office:value-type="float" office:value="0.0333333333" calcext:value-type="float">
            <text:p>0.0333333333</text:p>
          </table:table-cell>
          <table:table-cell table:formula="of:=[sim_result_baseline_1ns_Combined.B140]" office:value-type="float" office:value="600" calcext:value-type="float">
            <text:p>600</text:p>
          </table:table-cell>
          <table:table-cell table:formula="of:=[sim_result_baseline_1ns_Combined.C140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41]" office:value-type="float" office:value="0.0333333333" calcext:value-type="float">
            <text:p>0.0333333333</text:p>
          </table:table-cell>
          <table:table-cell table:formula="of:=[sim_result_baseline_1ns_Combined.B141]" office:value-type="float" office:value="700" calcext:value-type="float">
            <text:p>700</text:p>
          </table:table-cell>
          <table:table-cell table:formula="of:=[sim_result_baseline_1ns_Combined.C141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42]" office:value-type="float" office:value="0.0333333333" calcext:value-type="float">
            <text:p>0.0333333333</text:p>
          </table:table-cell>
          <table:table-cell table:formula="of:=[sim_result_baseline_1ns_Combined.B142]" office:value-type="float" office:value="800" calcext:value-type="float">
            <text:p>800</text:p>
          </table:table-cell>
          <table:table-cell table:formula="of:=[sim_result_baseline_1ns_Combined.C142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43]" office:value-type="float" office:value="0.0333333333" calcext:value-type="float">
            <text:p>0.0333333333</text:p>
          </table:table-cell>
          <table:table-cell table:formula="of:=[sim_result_baseline_1ns_Combined.B143]" office:value-type="float" office:value="900" calcext:value-type="float">
            <text:p>900</text:p>
          </table:table-cell>
          <table:table-cell table:formula="of:=[sim_result_baseline_1ns_Combined.C143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44]" office:value-type="float" office:value="0.0333333333" calcext:value-type="float">
            <text:p>0.0333333333</text:p>
          </table:table-cell>
          <table:table-cell table:formula="of:=[sim_result_baseline_1ns_Combined.B144]" office:value-type="float" office:value="1000" calcext:value-type="float">
            <text:p>1000</text:p>
          </table:table-cell>
          <table:table-cell table:formula="of:=[sim_result_baseline_1ns_Combined.C144]" office:value-type="string" office:string-value="True" calcext:value-type="string">
            <text:p>True</text:p>
          </table:table-cell>
        </table:table-row>
        <table:table-row table:style-name="ro1" table:number-rows-repeated="104843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.00.0000</text:date>, <text:time style:data-style-name="N2" text:time-value="15:20:58.820111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8T15:21:26.441043244</dc:date>
    <meta:editing-duration>PT7M19S</meta:editing-duration>
    <meta:editing-cycles>5</meta:editing-cycles>
    <meta:generator>LibreOffice/5.1.6.2$Linux_X86_64 LibreOffice_project/10m0$Build-2</meta:generator>
    <meta:document-statistic meta:table-count="2" meta:cell-count="1728" meta:object-count="0"/>
  </office:meta>
</office:document-meta>
</file>